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1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81d41a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ff0000"/>
    </style:style>
    <style:style style:name="ce40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3"/>
        <table:table-column table:style-name="co2" table:default-cell-style-name="ce36"/>
        <table:table-column table:style-name="co4" table:default-cell-style-name="ce39"/>
        <table:table-column table:style-name="co5" table:default-cell-style-name="ce41"/>
        <table:table-column table:style-name="co6" table:default-cell-style-name="ce39"/>
        <table:table-row table:style-name="ro1">
          <table:table-cell office:value-type="string" calcext:value-type="string">
            <text:p>13.11.21, 01:01</text:p>
          </table:table-cell>
          <table:table-cell/>
          <table:table-cell table:style-name="ce32" office:value-type="string" calcext:value-type="string">
            <text:p>Zustimmend</text:p>
          </table:table-cell>
          <table:table-cell table:style-name="ce35" office:value-type="string" calcext:value-type="string">
            <text:p>Ablehnend</text:p>
          </table:table-cell>
          <table:table-cell table:style-name="ce38" office:value-type="string" calcext:value-type="string">
            <text:p>Bezug Faktencheck</text:p>
          </table:table-cell>
          <table:table-cell table:style-name="ce40" office:value-type="string" calcext:value-type="string">
            <text:p>Neutral / nicht eindeutig zuweisbar</text:p>
          </table:table-cell>
          <table:table-cell table:style-name="ce38" office:value-type="string" calcext:value-type="string">
            <text:p>Freund(e) markier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ehlender Kontext. Laut unabhängigen Faktenprüfern könnten diese Informatio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reführend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 anse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ahl der Impfdurchbrüche in Österreich steigt laut aktuellem Bericht der Gesundheitsbehörde AGES</text:p>
          </table:table-cell>
          <table:table-cell/>
          <table:table-cell table:style-name="ce34"/>
          <table:table-cell table:style-name="ce37"/>
          <table:table-cell table:style-name="Default"/>
          <table:table-cell table:style-name="ce42"/>
          <table:table-cell table:style-name="Default"/>
        </table:table-row>
        <table:table-row table:style-name="ro1">
          <table:table-cell office:value-type="string" calcext:value-type="string">
            <text:p>massiv an. Die schwarzen Balken zeigen die Impfdurchbrüche seit Beginn der Impfaktionen von Anfang</text:p>
          </table:table-cell>
          <table:table-cell/>
          <table:table-cell table:style-name="ce34"/>
          <table:table-cell table:style-name="ce37"/>
          <table:table-cell table:style-name="Default"/>
          <table:table-cell table:style-name="ce42"/>
          <table:table-cell table:style-name="Default"/>
        </table:table-row>
        <table:table-row table:style-name="ro1">
          <table:table-cell office:value-type="string" calcext:value-type="string">
            <text:p>Februar bis zum 22. August. Die roten Balken geben an, wie viele doppelt geimpfte Menschen ab dem</text:p>
          </table:table-cell>
          <table:table-cell/>
          <table:table-cell table:style-name="ce34"/>
          <table:table-cell table:style-name="ce37"/>
          <table:table-cell table:style-name="Default"/>
          <table:table-cell table:style-name="ce42"/>
          <table:table-cell table:style-name="Default"/>
        </table:table-row>
        <table:table-row table:style-name="ro1">
          <table:table-cell office:value-type="string" calcext:value-type="string">
            <text:p>22. August - also in den letzten vier Wochen - mit akuten Symptomen an Covid erkrankt sind. (Link zum</text:p>
          </table:table-cell>
          <table:table-cell/>
          <table:table-cell table:style-name="ce34"/>
          <table:table-cell table:style-name="ce37"/>
          <table:table-cell table:style-name="Default"/>
          <table:table-cell table:style-name="ce42"/>
          <table:table-cell table:style-name="Default"/>
        </table:table-row>
        <table:table-row table:style-name="ro1">
          <table:table-cell office:value-type="string" calcext:value-type="string">
            <text:p>AGES-Bericht im ersten Kommentar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it sehen wir - mit etwas Verspätung - dieselbe Entwicklung wie im Super-Impfland Israel, wo berei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 zwei Monaten mit den Booster-Impfungen begonnen werden musste, um eine Überlastung 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systems durch vollständig geimpfte Covid-Patienten zu vermei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die "Pandemie der Ungeimpften" nichts als ein Werbeslogan für die Impfung war, ze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spielsweise die Zahlen für Tirol: Auf Normalstationen sind aktuell 46% und auf Intensivstationen 34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Patienten doppelt geimpft, wie NAbg. Peter Wurm gestern dem Parlament berichte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utschland ist die Zahl der Impfdurchbrüche auf Intensivstationen laut RKI seit Mitte August um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htfache angestiegen (von 17 auf 141 Fälle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ssagen, dass "fast nur Ungeimpfte" hospitalisiert werden, erweisen sich demnach immer mehr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nschdenk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ronik-Fotos · 23. Sept.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Originalgröße anzeigen · Weitere Option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29" office:value-type="string" calcext:value-type="string">
            <text:p>dpa: Fehlender Kontex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0" office:value-type="string" calcext:value-type="string">
            <text:p>322 Reacts</text:p>
          </table:table-cell>
          <table:table-cell table:number-columns-repeated="6"/>
        </table:table-row>
        <table:table-row table:style-name="ro1">
          <table:table-cell table:style-name="ce31" office:value-type="string" calcext:value-type="string">
            <text:p>270 Kommentare 339 Mal geteilt</text:p>
          </table:table-cell>
          <table:table-cell table:number-columns-repeated="6"/>
        </table:table-row>
        <table:table-row table:style-name="ro1">
          <table:table-cell table:style-name="ce29" office:value-type="string" calcext:value-type="string">
            <text:p>Reacts innerhalb der Kommentare: 714</text:p>
          </table:table-cell>
          <table:table-cell table:number-columns-repeated="6"/>
        </table:table-row>
        <table:table-row table:style-name="ro1">
          <table:table-cell table:formula="of:=SUM([.A50:.A5000])" office:value-type="float" office:value="714" calcext:value-type="float">
            <text:p>714</text:p>
          </table:table-cell>
          <table:table-cell table:number-columns-repeated="6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39 Mal geteil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ages.at/download/0/0/ab9c3e49072785c2e7cc4f910fc72036455fc492/fileadmin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GES2015/Themen/Krankheitserreger_Dateien/Coronavirus/Impfdurchbruch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durchbrüche_20210922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 ä 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 o 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nni Odelg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ähh haben Sie den Bericht den Sie verlinkt haben gelesen? Da steht näml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 anderes drinnen…aber naja Statistik ist schwer zu les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bleibt festzuhalten: die 35% Ungeimpften(/nicht vollständig geimpften) sind für 75% d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ymptomatischen Fälle in KW 34-37 verantwortlich. Das ist doch mal ein eindeutiges Bil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ade, dass das in deinem Ursprungspost nicht so ganz deutlich wird. Da handelt es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stimmt um ein Vers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ich war mal so frei, die von dir vergessenen (/unterschlagenen) Informationen zu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änz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etwas übersichtlicher die KWs 34-37. Es handelt sich hierbei ausschließlich um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ptomatische Covid-Fälle! (wie dem von dir verlinkten Dokument zu entnehmen ist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Was für ein Zufal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252508&amp;set=a.238940413217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: https://www.facebook.com/photo/?fbid=102274979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rs Horal 24. September um 16:30 ·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n noch- für‘s wochen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Von den zwölf positiv Getesteten sind zehn doppelt geimpft, einer ist genesen,… 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diese Graphik ist offenbar vom chinesischen Wahrheitsministerium inspirier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Es sind deine Zahlen, ergänzt um die nicht vollständig geimpften,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mptomatisch positiv getesteten. Die Zahlen sind aus dem von dir verlinkten Ber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 Passt hier irgendwie nicht so recht rein. Ein paar Fragen bleiben da trotzde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en. (gab es Symptome? Was ist mit "den geringsten Wert aufweist" gemeint?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Gab es, einfach in Berts heutigen Posting nachles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Ganz passt deine Statistik auch nicht rein. Es ging um doppelt Geimpfte Da pas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ine Info sicher besser da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ing darum die Wirkung der Impfung in Zweifel zu ziehen. Und dafür sind die Zahlen für d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t vollständig geimpften als Vergleichswert notwendi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ja, dazu passt dann dein Beitrag schon, da gehe ich für Recht. Solche Fahrer Wetter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haching muss man sich definitiv auch anschauen. Wesentliche Infos fehlen aber, um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ndiert tun zu kö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Liegt einfach daran, dass sich doppelt Geimpfte weniger testen lass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May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Wo hast du die Daten für deine zweiter Grafik her? Laut AGES waren es 20869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ymptomatische(ungeimpft) und 7066 Impfdurchbrüche für die über 12 jährigen in KW 34-37.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iner Grafik sind es knapp 14000 symptomatische und nur knapp 2000 Impfdurchbrüche 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12+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ke Mayer Hast völlig recht! Ich war in der Zeile verrutscht und hatte bei den Geimpf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lediglich die Krankenhauseinweisungen angegeben So müsste es stim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diglich die Krankenhauseinweisungen angegeben. So müsste es stimme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Übung macht den Meist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nni Odelga ich hab mich halt weniger an diePhrasen im Text als an die Zahlen in 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abellen gehal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dass ungeimpfte an Covid erkranken können, ist wohl kein großes Geheimni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 Im Gegensatz zu anderen hier (insbesondere dem Betreiber des Profils)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diene ich kein Geld an der Pandemie und den Impfungen und folge keiner Agenda.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en auch mal Flüchtigkeitsfehler passi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Das behauptet ja auch keiner. Ich behaupte lediglich, dass du dur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hlinterpretationen und Auslassungen manipulier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Wer verdient hier Geld mit den Impfungen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Du redest so viel Schwachsinn. Stelle jetzt endlich ein Foto von dir rei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Apropos Manipulation. Seit Freitag keine Daten mehr zum Impfstatus: https://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ww.unsertirol24.com/2021/09/24/cov-update-nord-ost-tirol-patienten-impfstatusunbekannt/?fbclid=IwAR1CmVZiJlyHgHgchow6qD5-7uCUaAiNsROn_VPgFgnx9fS4m4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FSMLqA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-Update Nord-/Ost-Tirol: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tirol24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 Nun ja, der Anti-Impf-Buchautor und -Seitenbetreiber Bert müsste sich wohl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ne Impfungen ein neues Betätigungsfeld zum Bestreiten des Lebensunterhalts su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 Bild gibt's nicht. Im Gegensatz zu Paranoikern und Facebook-Kritikern, d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ch hier trotzdem nackig machen, möchte ich nicht im Netz auftauchen. Erleichtert außer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Fokussierung auf die Inhal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 Ich bin in Österreich nicht so im Thema, würde aber spontan denken, dass 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n liegt, dass aktuell Wochenende ist?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Und jetzt gehe heim zur Mami wein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Jetzt ist es offensichtlich, warum du kein Foto von dir herzeigst. Hast du sch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are auf den Eiern, oder wartest du noch darauf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oan Komura Na sowas : https://tkp.at/2021/09/29/so-verschwinden-geimpfte-aus-demspital-es-wird-einfach-nicht-mehr-berichtet/?fbclid=IwAR2hGIVxGsHYb4xirdAs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5gCikSEU61jtaCyT-nlbD-bfPjx5XnAA7j3m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verschwinden Geimpfte aus dem Spital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kp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ana Thiele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ir haben noch nicht mal Wint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erden harte Monat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5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 mehr geimpft sind, umso mehr Durchbrüche muss es geben. Impfung schützt nicht zu 100%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üblichen Erklärungsversuche ... Ob man so einen Schutz "braucht", sollte tatsächlich je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bst überlassen werden, denn es ist ja erfreulich, dass geimpfte junge Menschen selten sch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kranken, das tun ungeimpfte aber auch (nicht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 das kann ich so leider nicht bestätigen. 20jährige hatte Impfdurchbruch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ach 2x biontec. Geruchs- und Geschmackverlust, Schmerzen in ganze Körper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dehautentzündung, Lungenschmerzen, große Erschöpfung. Ihre eige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rnehmungen nach ging es ihr sehr schle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 Und das trotz Impfung? Dann wird sie ja erst recht nicht den Erwartung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recht ... Man kann halt nicht vergleichen, wie der Verlauf bei derselben Person oh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gewesen wär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könnte natürlich auch sein, dass es sich um ADE (antibody dependant enhancement)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ndelt, aber untersucht das jemand? Bzw. hat sich ein Arzt um die 20jährige gekümm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wurde sie in ihrer Quarantäne und dem sehr schlechten Zustand gar sich selb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überlass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rundsätzlich richtig aber nicht in diesem kurzen Zeitraum. Die Impfquote stagniert ja zur Zeit 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 sie wurde völlig sich selbst überlassen. Sie wurde getestet und dann 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Quarantäne geschickt. Ohne weitere Versorgung. Sie hat dann bei der Hotl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rufen und um Hilfe gebeten, da wurden ihr Medikamente genannt, aber holen hät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sie selbst müssen…. Sie wohnt aber allein. Außerdem hatte sie ca 1 Monat da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en neuerlichen Ausbruch des pfeiferschen Drüsenfiebers, das sie vor Jahren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 hatte. Ich halte von der Impfung für gesunde junge Leute gar nicht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 Und selbst wenn wirklich alle geimpft sind und die überlasteten CovidStationen folglich zu 100 % Geimpfte beherbergen, werden die Fanatiker immer no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andieren: „Impfen, impfen, impfen!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iela Maria Spa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 Diese unerträglichen Quarantänen, in denen die Kranken bewusst bis zu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ik und Atemnot im Stich gelassen werden - generieren diese sog. "Pandemie" m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enhauseinweisung ja erst !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 h l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 b h i h l 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 fi d 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6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 Das sich selbst überlassen beobachte ich leider auch und finde das seh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chlimm. Warum bei einer Infektion der Lunge nicht ein Arzt vorbeikommt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Abhorchen" ist mir völlig unverständlich. Gerade eine ordentliche Diagnos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klärung der Symptome wäre doch so wichtig für eine frühzeitige korrekte Behandl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keiner anderen Erkrankung kenne ich solch ein Vorg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 ja, es war mir auch völlig unverständlich. Die Geschichte ein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ekannten vom Land : 70 Jahre alt. Covid mit Beschwerden, Sauerstoffsättigung bis u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0. Der Hausarzt hat jeden Tag vorbei geschaut und ihn versorgt. Einweisung i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enhaus war nicht nötig durch diese gute Versorgung. Ich weiß nicht, ob der M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Intensivstation mit intubiern überlebt hätte. Jetzt ist er wieder völlig gesu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 Ist leider die absolute Ausnahme. Aber ja, ich denke, das wäre eine sinnvoll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aßnahm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lter Haslwant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 mehr geimpfte , desto mehr Impfdurchbrüche - das ist doch Blödsinn - wenn ei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blich 95 % Wirksamkeit der Impfung besteht dann stimmt doch etwas nicht - vermu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die Impfung nicht ausreichend wirkt, dann bleibt immer noch die Ausrede - ja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derer Verlauf -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Sari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: Interessant. Ich kenne auch eine, die nach der Impfung pfeifersch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rüsenfieber hatte. Und sogar eine Zeit lang im Spital wa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Saria ja, meine Bekannte musste auch ins Krankenhau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a Baksová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 seit wann kümmert sich jemand um covid kranke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ana Baksová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 so sollte es sei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lla Antoni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Ulrich mit hätte und wäre wirst nie weiterkommen. Die Frage, die ich mir dazu stelle,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st folgende: Wie ist beweisbar, daß die Impfung schwere Verläufe verhindert, wenn zum Beispi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mand geimpft ist, keine Antikörper gebildet hat, dann irgendwann Corona-Positiv getes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 und mitunter nix bemerkt? Dann war's entweder Placebo oder sie bringt nix, denn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lles Abwehrwerk müssen dann ja die körpereigenen Antikörper bewerkstelligt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H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„Impfdurchbruch“ ist eine Fehlinterpretation dieses Wahnsinns ! Es muss heissen: Medizinisch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agen eines unerprobten Gen-Experimen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Nebenda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 müsste das noch härter ausdrück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lena Pese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nennt man es Impfdurchbruch und benennt es nicht was es wirklich ist: ImpfVERSA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lbst wenn das stimmt, immer noch die besseren Quoten für Geimpfte. Nach wie vor also ei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gument für die Impf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der zeitliche Trend macht mich aber recht nachdenklich. Ohne Booster wird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ohl nicht g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ol mir meinen am Montag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Na bumm, ich habe ich habe nicht nochmal meinen Ers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ine erste war Johnson &amp; Johnson, da ist der Schutz geringer, daher lieber rasch boos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liebe Grüße an Elvis Presley, James Dean und Mozart von mir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 du bist zu spät dran, ich bin bereits am 15.9. gestorben wie all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8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lena Pese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und diese Booster holst du dir jetzt aus Überzeugung halbjährlich oder wie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lena Pesendorfer ich halte mich an die jeweils aktuellen wissenschaftlich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kenntnisse. Derzeit scheint mir eine Auffrischung angebracht. Was in einem halben Ja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n wird, seh ich dann in einem halben Jah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ckard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Vorher einen Antikörper-Test gemacht oder blind auf den kommunizier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eitablauf der Erstimpfung vertrau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ckardt ich war aufgrund der JJ-Impfung von Anfang ein wenig unsicher. Als darü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redet wurde, dass eine Aufstockung mit einer Vektor-Impfung auf jeden Fall empfehlensw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int, war mir klar, dass ich das mac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„Die jeweils aktuellen wissenschaftlichen Erkenntnisse“ der letzten eineinhalb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hre belegen, dass wir einen gigantischen Menschenversuch erleben. Hätte mir irgendw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r Zeit davor jemand Geld geboten, um an medizinischen Experimenten teilzunehm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ätte ich selbstverständlich abgelehnt und ebenso selbstverständlich hätte mich jeder dab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stützt. Vor noch wenigen Monaten war etwa AstraZeneca das Superste vom Super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daran zweifelte, ein Volksverräter. Jetzt schreibt sogar der Regierungsfunk unter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lagzeile „Der AstraZeneca-Effekt“, dass die Pandemie in Dänemark und Schweden u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em deswegen beendet werden kann, weil dort frühzeitig AstraZeneca gekübelt wo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 ein Volk von überzeugten Laborratten im Dienste von Big Pharma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 weiß wem noch. Jetzt stellen sie ihre Kinder zur Verfügung, die von dieser Grippe g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betroffen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lla Antoni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viel Spaß im Dauerimpfzirkus... Wozu holen, wenn ich ihn gar nicht brauche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zwischen wurden 5 Milliarden Impfdosen an über 3(!) Milliarden Menschen verimpf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n es zu massenhaften Erkrankungen oder Sterbefällen gekommen wäre, wüssten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inzwis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Zeit, die Impfung als experimentell, als Großversuch oder als potentiell unsicher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zeichnen, ist längst vorbei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 Russland hat drei eigene Vakzine. China ebenfalls. Abgeschottete Feind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 Westens wie Kuba, Nordkorea oder der Iran setzen ebenfalls auf Impfung (und Masken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es Sklaven von Big Pharma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9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les Sklaven von Big Pharm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lena Pese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eso wüsste man es? Etwa weil Medien so wahrheitsliebend sind?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 Impfschäden auch wird vieles gern unter den Teppich gekehrt und abgestritten,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ängigste Praxis, leider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elena Pesendorfer das geht nur in kleinem Rahmen. Wenn, wie ich oben schreibe, es z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_massiven_ gesundheitlichen Auswirkungen gekommen wäre, wüsste man das und könn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nicht unter den Tisch keh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das wissen mittlerweile alle, die sich damit beschäftigen, abgesehen von dir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ne Impfungen Nummer 3,4,5 sind schon bestel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 behaupten kann man viel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ja. Zum Beispiel, dass die Impfung sicher is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 würde es massive Impfnebenwirkungen geben, in Form von Krankhe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d Tod, würde sich das in der Zahl der Hospitalisierungen und den Sterbestatisti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ederschlagen. Es wäre ein gesundheitliches Problem, mit dem die verschiede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undheitssysteme rund um die Welt umgehen müssten. Es könnte nicht vertuscht werd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 ja nicht nur westliche Demokratien sondern auch autoritärere Regime bis hin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unistischen Ländern und religiösen Diktaturen impfen. Käme es hier zu Problem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ürden sie sofort laut aufschreien. Passiert aber n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g sein, dass es die eine oder andere Unverträglichkeit gibt oder sogar den einen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eren Todrsfalll, der unmittelbar auf die Impfung zurückgeht. Sowas wird dann gerne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skeptikern aufgebauscht. Es ist aber garantiert kein großes oder weltweites Phänom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gesagt 3 Milliarden(!) Menschen sind bereits gei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ja, man kann behaupten, es gäbe viele Probleme und man kann behaupten die Impf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 sicher. Das eine stimmt halt nicht, basierend auf Fakten, das andere sch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https://de.euronews.com/2021/08/26/noch-keine-covid-19-impfung-innordkorea-neue-fotos-von-kim-jong-u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och keine Covid-19-Impfung in Nordkorea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.euronews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d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 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 di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 h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0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rald Havas Du fantasierst dich schon in einen Rausch hinei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 Winkenba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isch das wir letztes Jahr ohne Impfung eine Untersterblichkeit hatten... Und dieses Jah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 Impfung eine Übersterblichkeit. Könnte man mal drüber nachdenken wo das her komm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el Winkenbach Untersterblichkeit, ach so ?!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www.statistik.at/web_de/presse/125475.html#:~:text=Im%20Jahr%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2020%20verstarben%20in,Sterbefälle%20eine s%20durchschnittlichen%20Mon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%20entspric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rum informieren Sie sich nicht richtig bevor Sie so einen Nonsens posten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stik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 Hamersk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die Daten sind ja recht eindeutig, nur scheint das die regierung nicht so zu interessieren, od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her stören. Wie denkst du geht's weiter in anbedracht dieser Fakten und wie darauf reagiert wir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 Hamersky Wenn es sich nicht mehr vertuschen lässt, werden sie es „israelisch“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en: da hat auch der Präsident die 40-60 jährigen Doppeltgeimpften aufgefordert, s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ingend den 3. Shot zu hol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fred Pawli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Ich danke dir für dein Durchhaltevermög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Macht der österreichische Bundespräsident doch eh auch schon: „Impfen,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fen, impfen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 der israelische hat sich aber speziell an die jüngeren doppelt geimpf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enschen gewandt: "Ihr seid die Hauptrisikogruppe, weil ihr Euch zu sicher fühlt - holt Euch j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3. Dosis", oder so ähnlich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 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1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„Sie treffen Freunde, Verwandte, vielleicht sogar Oma oder Opa ...“ - na, an w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richtet sich das wohl? Abgesehen von der neuerlich, just von einem alten Mann, wiederhol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ünen Lockdownverordnungsdiktion, dass Oma und Opa nicht zum engsten Familienkre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hören und ... vielleicht deswegen, weil manche sich doch noch erinnern könnten, wie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on einmal wa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alexandervanderbellen/videos/lassen-sie-sich-impfen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6981710622321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exander Van der Bell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9. August um 18:00 ·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ien Sie Teil der Lösung – nutzen Sie das Impfangebot! So werden wir das Virus schon i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ranken weisen. Gemeinsam kriegen wir das hin. (vdb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weiter im Video: „Es ist ein kleiner Stich, dann hat sich‘s schon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Copyright: © Franz-Joseph Huainigg 1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ein kleiner St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ich vor kurzem beim Zahnarzt war und ein gereizter Zahnnerv mittels Spritze betäubt werd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2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 ich vor kurzem beim Zahnarzt war und ein gereizter Zahnnerv mittels Spritze betäubt wer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lte, zuckte ich im Angesicht der Nadel heftig zusammen, drehte den Kopf zur Seite und mei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skeln begannen am ganzen Körper spastisch zu zittern. Die Zahnärztin versuchte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uhigen: "Na, na, ist ja nur ein kleiner Stich." Darauf ich: "Nur ein kleiner Stich? Das sagte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mals auch - als alles begann"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://bidok.uibk.ac.at/library/beh3-99-stich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dok :: Bibliothek :: Huainigg - Nu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dok.uibk.ac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Rumpel Ra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viel Spaß wenn die Ärzte beim Off Label gespritze selber haf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gibt keine Impfdurchbrüche. Das heisst wie vor noch 2 Jahren "Impfversagen"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 richti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Rumpel Ra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Rohrmoser es ist gemäß Definition ja auch eine Impfung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wom J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rr Bert Ehgartner, können Sie diese Tabelle verifizieren? Sie sind da ja recht versiert bei solch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a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aut divi Intensivregister werden die freien Betten schon über längere Zeit kontinuierlich abgebaut. 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ibt aber eine Notfallreserv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 drastischen Einbruch der Betten mit 15.9. finde ich in dieser Quelle hier nicht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intensivregister.de/#/aktuelle-lage/zeitrei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I Intensivregister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tensivregister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wom J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kommt man da auf die etwa 22.500 Betten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wom J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er stimmt, da werden noch 10.000 Betten als Reserve gezähl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hias Westpha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 Wochenbericht des RKI steigt der Anteil der Impfdurchbrüche leicht an, es ist aber für mich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hnerisch schwer festzustellen, ob das wirklich schon ein Nachlassen der Impfwirkung ist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fach aufgrund der höheren Impfquote geschi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 großen und ganzen bleibt die Impfwirkung aber weitgehend gleich und wirksam, wenn au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perfekt, gerade je schlimmer die Auswirkungen sind (Symtome, Krankenhaus, Intensivst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4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). Leider hat sich das RKI ja entschlossen nicht die Krankenhausaufnahme sonder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tfeststellung per Test als Krankheitsbeginn festzulegen. Das ist einerseits genauer, verwis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andere Effekt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rki.de/DE/Content/InfAZ/N/Neuartiges_Coronavirus/Situationsbericht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chenbericht/Wochenbericht_2021-09-23.pdf?__blob=publication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thias Westphal die Anzahl der Impfdurchbrüche auf Intensivstationen ist laut dies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KI-Bericht seit 15.8. von 17 auf 141 gestiegen. Das ist auch keine Kleinigk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Bert Ehgartner Die Inzidenzen und Hsopitalisierungen sind aber auch deutlich gestieg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itdem., der Anteil an Impfdurchbrüchen aber weit weniger. Die absoluten Zahlen sagen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vie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chtig an dem Bericht ist, dass ich da bei weitem noch das sehe, was du meinst in Israel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Jnd wenn wir mit der Qualität die aktuelle hoffentlich kleinere Welle überstehen, wird es e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 weniger releva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Zahlen der Ages differieren mit den Beschreibungen des Hrn. Wurm schon erheblich, hast d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Angabe des NRAbg. in irgendeiner Weise nachgeprüft ? Die Ansagen der FPÖ sollte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Mn schon etwas mit Vorsicht genieß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Viel, viel, viel vorsichtiger sollten man allerdings Regierungsaussa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ießen. Wir wurden seit Anbeginn nachweislich x-fach belog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 Mag sein, ich vertraue der Ages aber trotzdem bei Weitem mehr als ein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ubraunen FPÖ ! P.S.: Bert hat selber die Daten der Ages, die dem Hrn. Wu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dersprechen, als Argument herangezog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Prack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Ages ist halt schon sehr nah und abhängen von der Regierung! Und die sind au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ßgeblich am Aufrechthalten derPlandemie in Österreich schu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nhard Prack Falls Sie Hinweise haben, daß die Daten der Ages getürkt sind, sollten S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 Ehgartner Bescheid geben, er bezieht sich in seiner Argumentation nämlich darauf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5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na dann zitiere doch einen anderen Politiker oder Behördensprecher, der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aben Wurms als erstunken und erlogen zurückweist und die richtigen Zahlen auf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sch leg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Bert, nicht ich sondern Du führst die Darstellungen eines rechtspopulist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hen Politikers, offensichtlich ohne diese überprüft zu haben, als Argument an. Wie 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ber zugeben musst, besteht zwischen den Angaben Wurms und deiner eige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nquelle eine erhebliche Diskrepanz auf die ich lediglich hingewiesen habe. Wie komm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 also darauf, ich müsste dieses fragwürdige Missverhältnis aufklären ? Apropos fragwürdig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r im Fehlen eines direkten Widerspruches in einer Parlamentsdebatte einen Beweis fü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chtigkeit von Aussagen zu sehen ist, wie Du hoffentlich selbst erkennst, absoluter Quat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du badest dich in deinen Vorurteilen: FPÖ - alles gelogen, Mückstein - entzückt sein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Wie ich zur FPÖ stehe ist kein Geheimnis und hat allgemein bekannte Gründe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h versuche nicht alles nur in weiß oder schwarz zu sehen und bemühe mich red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timistisch zu bleiben. Viele Maßnahmen dieser Regierung sind selbstverständlich absolu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nsinn. Sich deshalb auf die Seite von Rechtsextremen zu stellen, halte ich persönlich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weniger schwachsinnig ! Zur Sache: Erscheint Dir die Diskrepanz von (je n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tersgruppe) 0,00 bis 1,59% und den von Wurm berichteten 46% nicht fragwürdig ? Woher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 diese Zahlen ? Kann denn Tirol tatsächlich so außerhalb des Durchschnitts liegen ? Man muß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ideologisch "gebranded" sein um zu merken, daß diese Zahlen mehr Fragen aufwerfen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beantworten ! Mir "baden in Vorurteilen" vorzuwerfen ist daher etwas armselig, findest D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Dem Bert vorzuwerfen, sich „auf die Seite von Rechtsextremen zu stellen“, is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ebüchen. Damit disqualifizierst du dich und reihst dich ein in jene, welche zehntausen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onstranten vorwerfen, mit Rechtsextremen mitzumarschieren, weil sich zum friedlich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i-Regierungs-Protest halt auch ein paar Dutzend zweifelhafte Gestalten gesellt hatt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außerdem automatisch alles, was ein Freiheitlicher je gesagt hat, von vornherein all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wegen abgelehnt wird, weil es ein Freiheitlicher gesagt hat, darf nirgendwo mehr jem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gendeine Kritik geübt we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 Ihre Empörung ist ganz umsonst ! Vielleicht habe ich mich auch etw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glücklich ausgedrückt. Daß ich es für Schwachsinn halte, sich nur auf Grund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zufriedenheit mit der Regierung sich mit Rechtsextremen ins Bett zu legen, sollte eigen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gemeingültigkeit haben und war nicht auf Bert zugeschnitten. Ich kenne und schätze Bert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 schon seit Jahren und weiß wo er steht. Falls Sie meinen Kommentar aufmerks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lesen haben, ist Ihnen sicher nicht entgangen, daß ich lediglich auf eine Diskrepan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merksam gemacht habe, ohne die Eine oder Andere Seite als falsch oder richtig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klarieren. Nur weil eine Aussage irgendeiner Ideologie entspricht heißt das noch lange nich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ß sie richtig ist und nicht hinterfragt werden darf. Selbstverständlich darf jeder Kritik üben. W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itik übt darf aber nicht erwarten nicht kritisiert zu werden. Herr Bader, wie schon in an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kussionen, sprechen Sie anderen sehr schnell die Qualifikation zu diskutieren ab sobald Krit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einer Ihnen nicht bequemen Formulierung daher kommt. Ihnen scheint es mehr um Semanti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um Inhalte zu gehen. Vielleicht sollten Sie einmal darüber nachdenken, ob Sie sich dadur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selbst disqualifizieren 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6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icht selbst disqualifizieren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Schließe mich all dem zu 100% a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Rumpel Ra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wenn man mit Schwestern u Ärzten spricht, dürfte es in den meisten KHs so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usschaun nur redet keiner öffentlich drüb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 egal wie jeder zur FPÖ steht, aktuell ist es die einzige Partei welche Oppositionsarb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ist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bsurd: In diesem Bericht der AGES steht schon im ersten Absatz, daß die Impfungen ein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 Schutz bieten, das wird in weiterer Folge für mich absolut schlüssig argument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n wird ein FPÖ Politiker zitiert, wo man ja weiß, wes Geistes Kind die sind. Gemeins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der obskuren Gruppierung namens MFG geht es bei denen ja um nichts anderes, als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lten, Ängste zu schüren, und Profit aus dem Thema zu schlagen. Aber vermutlich k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 alles argumentieren, wenn man das nur irgendwie wi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 ich habe aus dem AGES Bericht die Impfdurchbrüche zitiert und graphisch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gestellt. Das sind die Fakten, die ich hier präsentiere und nicht irgendwelch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traartiges Die-Impfung-wirkt-super-Geschwurbe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Brejc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 Schlaf einfach weit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 ihr Profil sieht nach Troll aus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Tauc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 also.ängste schüren ist ja.momentan mehr die Sache.von övp und grünen de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nn die Bevölkerung keine Angst.mehr.hat würde.das.kartenhaus jüngerer.tollen Regier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ammen 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Mei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 wes Geistes Kind sind Sie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Für mich ist es primär Meinungsmach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7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Für mich ist es primär Meinungsma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rigitte S. Lang Jeder der anderer Meinung ist, wird anscheinend gleich als Troll geseh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Bravo! Gratuliere zu dieser Einstell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Meindorfer Vermutlich anders als Sie, schließe ich aus dieser Reak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nja Tauchner Ich denke das Schüren von Ängsten ist Sache von beiden Seiten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ddi Wind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eter Eier ja, von grün und von türki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impfte haben bei einer Infektion einen leichteren Verlauf, also besser impfen lass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Osie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 wenn sie nicht an der Impfung selbst versterben. Da soll es ca. 20000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traege geben bei der EMA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 Das wird die 60 % geimpften Intensivpatienten (Israel, schauen wir mal, wa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 bei uns so weit sein wird) aber unheimlich freuen, dass sie einen leichteren Ver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. Die überwiegende Mehrheit der Ungeimpften hat übrigens bei einer Infek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benfalls ein leichten bis gar keinen Verlau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 Bei den 60% handelt es sich allerdings zumeist um ältere Patienten, teil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t erheblichen Vorerkrankungen (=Risikogruppe). Wie glauben Sie sähen denn de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heitsverläufe ohne Impfung aus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Osiesi Sie sollten vielleicht einmal selbst die Homepage der EMA besuchen bevor Si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che Zahlen verbreiten (nicht alles was die FPÖ im NR daherschwafelt entsprich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rheit!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etwa 528.400.000 Geimpften (Stichtag 2.September)gab es 572.287 gemelde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DACHTSfälle von Impfreaktionen und Nebenwirkungen (Pfizer: 302 517 Astra: 184 67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ERDACHTSfälle von Impfreaktionen und Nebenwirkungen (Pfizer: 302.517, Astra: 184.679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rna: 64.885, Janssen: 20.206). Das entspricht in etwa 0,1%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.448 und NICHT 20.000 davon waren tödlich (fatal outcome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ema.europa.eu/en/human-regulatory/overview/public-health-threa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virus-disease-covid-19/treatments-vaccines/vaccines-covid-19/safety-covid-19vaccines#latest-safety-information-sec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fety of COVID-19 vaccines - European...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ma.europa.e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Osie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sie wissen aber schon, dass die Datenbank zum einen nicht komplett ist u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m anderen nur ein ganz kleiner Prozentsatz der Vorfaelle gemeldet werden. Man schaetz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 gesagt 20 000 zur Z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Nicht schlechter. meiner Meinung nach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 vielleicht "toter" 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Da gibt es kein Superlativ . Tot ist to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Osiesi Soso, Schätzungen ?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en Sie denn belastbare Daten aus denen hervorgeht, daß nur ein kleiner Prozentsatz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rfälle gemeldet wird ? Wer genau ist es denn, wer ist "man", die solche Schätz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tellen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es nur Schätzungen sind, wie kommen Sie dann darauf von "Einträgen bei der EMA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schreiben ? Dies ist, wie Sie ja dem Bericht der EMA entnehmen können, definitiv falsch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hrin Tremm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 das mag sein, das der Verlauf leichter ist. Aber gerade wegen die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mpfdurchbrüchen, muss jeder selbst für sich entscheiden dürfen, impfen ja oder nein.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danken von einigen Personen die medial diskutiert werden, z.b. keine Behandlung fü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geimpfte oder höhere Kosten, das geht gar nicht. Das ist so dermaßen bösartig das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 wundere wie diese Menschen noch ruhig schlafen können. Die Entscheidung für o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gen muss jedem Menschen frei gestellt sein, ohne jegliche Einschränkungen. Die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pfung ist maximal ein eigenschutz, und das ist auch o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Lesen hilft: https://www.compact-online.de/medizinerin-vomgesundheitsamt-karlsruhe-todesraten-von-covid-und-impf-toten-naehern-sich-an/?cookiestate-change=1632457367527&amp;fbclid=IwAR1e7ZYD0Fdi-ZM6ki_Dtyb0ou5Y88g1L2KFx3QnS7qUujz5Q3B9O62f7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lsruher Medizinerin: Zahlen vo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9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mpact-online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Lesen hilft 2.0 : "Typische Schätzungen der Erfassungsquote liegen zwisch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% und 10%. Lazarus &amp; Klompas schätzen die Erfassungsquote von Impf-Nebenwirkungen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fassungssystem der USA (VAERS) auf unter 1 % " : https://www.blautopf.net/index.php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litik/politik-corona/item/329-ema-datenbank-ausfuehrliche-tabellen?fbcl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=IwAR2cx5Ky87lV8zvhSKmsEUFNleALIIbsliQlJ8cCTHUZTlCT8s1xNOMphhs#Gesam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MA-Datenbank – ausführliche Tabe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autopf.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do Henke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 Zum Glück gibt es immer mehr Studien ( auch die Uni Heidelberg, nicht Timbuktu)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 Vit.D und Behandlungsprotokolle ganzheitl. therapierender Ärzte, die ebenfalls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en Verlauf in der Regel ausschließen und zusätzlich noch viele andere Voteile wie z.Bsp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iger an Krebs verstorbene durch einen Spiegel von ca. 60-80 ng/ ml Blu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tine Osies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wo sie recht haben, haben sue rec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iger Misch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das können maximal Hellseher wissen, oder vielleicht die Lobbyisten d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harmakonzerne, aber wissenschaftlich kann man diese Frage überhaupt nicht beantwor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anie Thor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Einfach einmal die Einträge der Niederlande und Italien auf ganz Europa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aufrech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Rumpel Ra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Hensel nicht anders, eine bedingt zugelassene Spritze wo selbst in 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ulassungsverfahren der EMA drauf hingewiesen wird, dass man noch nicht sagen kann, wie 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 diese wir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0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lfi M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 diese wichtige Information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t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d nicht Wunschdenken, sondern bewußte Lügen. Informationskrie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deleine Petrovic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frage mich bzw ich bin eigentlich schockiert, dass diese wichtige Debatte auf FB in For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kurzen wechselseitigen Feststellungen bzw Reaktionen darauf stattfindet. Ich erinne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h an die Atom-Debatte oder die Gentechnik-Kontroverse: Da gab es eine Fülle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kussionen in allen Medien, insbesondere im öffentlich-rechtlichen Rundfunk. In der bis heu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auernden wissenschaftlichen Auseinandersetzung über die Validität tierversuchsgestütz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orschung sind Personen mit sehr unterschiedlichen Grundhaltungen in die berat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mmission berufen wo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in Sachen Corona? FB statt breite öffentliche Debatte? Werbung statt Wissenschaf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tmaßungen statt fakten-basierte Erkenntniss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immer bei dieser reduzierten Debatte herauskommt: Derzeit gibt es keine hinreich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äzisierte Grundlage für die Einschränkung von Grundrechten. Natürlich ist es möglich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rechte auf einen Wesenskern zu reduzieren, aber wer auch immer Freihei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schränkt, ist beweispflichtig und zwar exakt. FB ist nicht hinreiche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F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wird zensiert wie verrückt. Die Regierungen sind hochgradig autoritär. Es bleibt einem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h nichts anderes übrig, als direkt bei AGES, RKI, WHO, EMA,...zu recherchieren, 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F und hochgeförderte Medien nur Regierungspropaganda bringen, die sich nur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fernt von der tatsächlichen Faktenlage inspirieren läs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ebook, Twitter und noch besser, Telegram, ermöglichen einen Austausch, der son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ssiv unterdrück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F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deleine Petrovic https://ec.europa.eu/health/sites/default/files/vaccination/docs/20192022_roadmap_en.pdf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 Zensur (euphemistisch "counter vaccine misinformation" genannt) ist doch schon lan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plant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1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Fal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deleine Petrovic Sie fehlen uns in der Politik. Es ist wirklich zum verzweifel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a Fasch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riele Faller Es bleibt nichts übrig, als auf telekom zu wechseln oder auf den RussenKanal! So sieht's aus. Leider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a Fasch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"Im Westen nichts Neues"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onika Meindor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deleine Petrovic ich bin schockiert, in welche Richtung die Grünen gegangen sind! "Ihre"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eiten der wirklich bemühten Ehrlichkeit und des Idealismus sind längst vorbei - LEIDER!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n mit "Grüner" Alternativ Medizin erwachsen geworden und jetzt??? Für mich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mmwählerin sind die Grünen UNWÄHLBAR geworden! Da keine breitgefächer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zinische Diskussion mehr möglich ist, ist dies hier eine Möglichkeit, um nicht vollkom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rückt zu werden ob der massiven Manipulation der Regierung in allen Bereichen!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eiten der Ehrlichkeit und des Idealismus müssten von der Politik vorgegeben werden, w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 aber in eine vollkommen andere Richtung unterwegs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Gattermay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hoff, die AGES bleibt fleißig dra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a Fasch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ranz Gattermayr Die AGES ist ein Trottelverein. Ich weiß das anhand onkologisch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aktenlag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Haydvog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2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transparenztest.de/post/uni-innsbruck-schwere-verlaeufe-bei-hohen-anti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koerpertitern-leichte-bei-guter-t-zell-aktivitaet?fbclid=IwAR0FWvI_1AGEdf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hQzm5G7hN0EwIQic1mUiH4-zhuLsZjxrizB6ERqE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 Innsbruck: Schwere Verlaeufe bei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arenztest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a Faschi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llo Mücke, bitte komme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 We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a Fasching der traut sie ne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Ker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a Fasching lästige Insekt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 Wei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ika Ker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Glat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Bert fuer die stichhaltig gute Datenrecherche und deinen Bericht!!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--------"Aussagen, dass fast nur Ungeimpfte hospitalisiert werden, erweisen sich demnach immer meh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s Wunschdenken.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Diese Grafik sagt nichts darüber aus, wie hoch der Anteil der Ungeimpften unter 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spitalisierten ist. Ich habe keine Ahnung, wie man das derart missverstehen kan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rafik zeigt sagt lediglich, dass es mehr Impfdurchbrüche gibt als vor ein paar Monaten, 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m Teil an der höheren Impfquote liegen wird. Zum anderen Teil daran, dass die Wirksamk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Impfung mit der Zeit (und auch durch die Delta-Variante) kleiner wird. Allerdings auf se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em Niveau: Auf Österreichs Intensivstationen liegen 90% Ungeimpfte. Obwohl die meis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ute aus der Risikogruppe geimpft sin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Impfquote stagniert zur Zei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3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wenn es innerhalb eines Monats mehr Impfdurchbrüche gibt, als in den 7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ten davor, dann würden unsere Modellierer-Freunde sicherlich von ein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exponentiellen Anstieg“ sprech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Deutschland ist die Zahl der Impfdurchbrüche auf Intensivstationen seit Mitte August 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achtfache angestiegen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Manche haben kleine Schwierigkeiten, logisch zu denken. Kann passiere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Falck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Bist du Nebenwirkungsleugner? Oder Impfungsrelativierer?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Auch in Österreich steigt die Zahl der Impfdurchbrüche. Das bezweifelt ja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emand. Allerdings steht auch außer Zweifel, dass der Schutz der Impfung (z.B.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spitalisierung) noch immer sehr groß is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Österreichs Covid-Intensivstationen liegen fast 90% Ungeimpfte (https://www.derstanda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/story/2000129779815/89-prozent-auf-covid-intensivstationen-nicht-vollstaendig-ge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pft)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das, obwohl aus der Risikogruppe &gt;80% der Menschen geimpft sin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sind aktuelle Zahlen und das zeigt doch am besten die Effektivität der Impfung. Das Risik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einer Intensivstation zu landen ist nach der Impfung um weit über das 10fache reduzier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89 Prozent auf Covid-Intensivstation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standard.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Falcke Nein, ich bin kein Nebenwirkungsleugn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Nebenwirkungen der impfung leugnet. Du schon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kenn auch niemanden, 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kenne nur Leute, die die Wirksamkeit der Impfung leugnen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Die Wirkung der Impfung wird deutlich überschätzt. Da hilft auch kein Artikel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m Standard. Wir brauchen neutrale Berichtserstattung. Die kann man aber suchen, wie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del im Heuhauf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lla Antoni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woher haben wir die Info von 90% Ungeimpften, wenn der Her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Gesundheitsminister keine Zahlen bekanntgibt und der Herr Ärztekammerpräsident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ufender Kamera behauptet, es gäbe keine Geimpften auf den Intensivstation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ta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wers glauben mag. Ich glaub lieber den direkten Quellen (Krankenschwester)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4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nulla Antonio Stimmt - einfacher zugängliche Zahlen gibt's z.B. in Deutschland in Form d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öchentlichen RKI Berichts. Dem aktuellsten Bericht ist zu entnehmen: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utz vor Hospitalisierung: ca. 96% (Alter 18-59 J.) bzw. ca. 95% (Alter ≥60 J.) - Schutz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handlung auf Intensivstation: ca. 97% (Alter 18-59 J.) bzw. ca. 96% (Alter ≥60 J.) - Schutz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d: ca. 99% (Alter 18-59 J.) bzw. ca. 93% (Alter ≥60 J.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ier der Link: https://www.rki.de/DE/Content/InfAZ/N/Neuartiges_Coronaviru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tuationsberichte/Wochenbericht/Wochenbericht_2021-09-23.pdf?__blob=publicationF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tary Ich würde auch eine Krankenschwester fragen, um herauszufinden, wie viele Leu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 Österreich z.B. am Rauchen ster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 das war natürlich ein Scherz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lvia Sta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dann behalten sie ihren Humor. Braucht man eh in dieser Zei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ich denke nicht, dass diese Angaben richtig interpretiert werden. Man erkennt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icherheit auch im ersten Absatz des Artikel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"Schutz vor Tod: 99%" - Wissen Sie, dass der Schutzfaktor "Tod durch CovidInfektion", den das Immunsystem vermittelt, im Schnitt bei 99,75% liegt? - Das durchschnittlic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 Sterberisiko wird international mit rund 0,25% angeg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Sie wissen offenbar nicht, dass die 99% den relativen Schutz, verglichen m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geimpften, bezeich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,25% gibt übrigens außerhalb der QuerdenkerInnen absolut niemand als Fallsterblichkeit a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Ioannidis ist doch kein Querdenker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Relativ ist das Schlüsselwor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Eine Übersichtsarbeit im "Bulletin of the World Health Organization" gibt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ection Fatality Rate mit 0,23 - 0,27% an. Das heißt, dass ca. 99,75% NICHT an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RS CoV 2 Infektion sterben https://www who int/bulletin/volumes/99/1/20 265892 pdf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RS CoV-2 Infektion sterben. https://www.who.int/bulletin/volumes/99/1/20-265892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Der relative Schutz der Geimpften verglichen mit Ungeimpften ist etwas ganz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nderes - damit wurde die Wirksamkeit der Impfung in den Zulassungsstudien angege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solange alle die nur 1x oder noch nicht vor 2Wochen das 2.Mal gespritz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rden als UNGEIMPFT gezählt werden fallen alle Spritzennebenwirkungshospitalisierun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 Ungeimpf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 na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u keiner Statistik die Du nicht selbst gefälschh has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Das RKI gibt die *Impfeffektivität* an. Wenn Sie googeln, was das bedeutet,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den sie lesen, dass damit der relative Schutz - verglichen mit Ungeimpften - bezeichnet wird!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Wir zählen in Österreich ca. 11.000 Corona Tote. Läge die Infektionssterblichkei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i 0,25%, dann müssten sich bereits 4,4 Millionen Menschen infiziert hab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 Ich würde sagen, dass Ioannidis eine Galionsfigur der Querdenker ist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 "Spritzennebenwirkungshospitalisierungen" scheinen natürlich auch nicht bei de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geimpften auf. In dieser Statistik werde nur PCR positiv getestete Menschen angefüh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lls Sie dachten, dass man nach der Impfung PCR positiv ist, ist das ein Irrtu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nein noch nie war ein Geimpfter PCR positiv... noch nie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 falls doch - wenn er nicht zusätzlich Coronasymptome hat wird er auch nicht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patient gezählt (schon gar nicht als geimpfter Coronaoatient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Ungeimpften reicht allerdings der positive Test auch ohne Symptome um sogar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onatoter gezählt zu werden nach einem Autounfall/Herzinfarkt/Krebsleiden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rf sich eh jeder verarschen lassen der will aber halts uns do ned für soo blöd!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6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 Die Wahrscheinlichkeit, dass ein gerade Geimpfter wegen Impfnebenwirkungen i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tal liegt und zufällig PCR positiv ist, ist vernachlässigbar gering. Wie auch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rscheinlichkeit, dass ein Unfalltoter PCR positiv i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15 Monaten Pandemie haben sich ca. 15% der Deutschen infiziert. Also im Mittel etwa 1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 Monat. Nun ist man ca. 14 Tage PCR positiv. Gemäß angewandter Mathematik für ca. 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ährige beträgt die Wahrscheinlichkeit dass der Unfalltote PCR positiv ist, ungefähr 0,5%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m gerade Geimpften ist die Wahrscheinlichkeit noch deutlich kleiner, wegen des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besserter Immunreakti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ich weiß eigentlich eh, dass diese Diskussion in etwa so zielführend ist, wie einem Zeu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hovas zu erklären, dass es vielleicht gar keinen Gott Jehova gib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das Durchschnittsalter der Covid-Toten liegt bei deutlich &gt;80 Jahren. We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 jene abzieht, die MIT Covid aber nicht AN Covid gestorben sind, kommt man spiele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die 0,25%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ähnlich geht es mir mit Ihrer Argumentation. Die wenigen Wochen, wo es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tsächlich eine massive Covid-bedingte Übersterblichkeit gab, waren Altersheim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enanstalten massiv durchseucht, weil die bescheuerten PCR-Tests nicht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„Eingangskontrolle“ taugen. Frisch aufgenommene Patienten waren anfangs negativ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ch zwei Tagen positiv. Da hatten sie allerdings bereits zahlreiche andere Patien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gestec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suchen Sie es mal mit Logik: schauen Sie sich die DIVI Statistiken an und dann erklä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mir, warum der Covid Anteil massiv anstieg und gleichzeitig die Gesamt-Belegzahl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tten aber kaum oder gar nicht zunahm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habe vermutet, dass jetzt das "MIT/AN Covid gestorben" Argument kommen würde. Wi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 vorigen Posting erklärt, beträgt die Wahrscheinlichkeit, MIT Covid zu sterben, deu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 1%. Tatsächlich sind aber ca. 10% aller Toten PCR positiv. Jedem,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undschulmathematik beherrscht und nicht der Corona-Verschwörungsideologie verfall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, sollte damit klar sein, dass die MIT Covid gestorbenen keine relevante Verzerrung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n verursachen könn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Sie haben sich ja richtig schön eingerichtet in Ihrer kleinen Seuchenwelt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rden Sie glücklich dam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Der war gut. You made may day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Könnte hinkommen mit den 4.4 Millionen. Viele bemerken nicht mal, dass s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fiziert wurden. Und dann darf man nicht vergessen, dass es genug gibt, die sich noch n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en haben lassen. So wie ich zum Beispie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7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Die Mathematiker sind mir die Liebsten, noch vor den Modellierern, kei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hnung von der We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https://www.science.org/lookup/doi/10.1126/science.abh1823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fbclid=IwAR3gt9iVkTMileXex_CJ5CY2DzrppIusdSsX4gCMDZRDsqtKUh0FDA4-Mx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-reactive CD4+ T cells enhance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ence.or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.... niemand zweifelt daran das die Impfung eine Wirkung hat, nur halt nicht so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 sich Menschen wie sie die blind und ahnungslos in die Spritze stolpern wünschen ....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de jetzt gar nicht von den direkten Nebenwirkungen die solche Menschen wie sie jetzt nic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 mehr leugnen können da sie überhand nehmen, Veispiele wie das große Vorzeigemod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 allen vorran ....ich spreche von den Langzeitwirkungen die ja hier bei dies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manipulation (es ist eine noch nie dagewesene Impfung)durch die bewusst vorsätzlic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fallzulassung noch gar nicht erprobt.... nehmen sie such die Zeit und recherchiere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rn von den Werkzeugen der Politik(öffentliche Medien) was Spikeproteine und Vaczine 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rper, vor allem mit ihren Immunsystem anrichten .... übrigens gibt es längst Verichte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hlen das die Krankenhausbettenlügen längst aufgeflogen sind " nur" 2% der Betten war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t C Patienten belegt und das in Pandemiezeiten in denen man Krankenhäuser schließt, K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 in Kurzarbeit und Urlaub schickt weil man die Patienten auf andere KH aufgeteilt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.... sie sind ein manipulierter nicht frei denkender Mensch der im Grunde nur ahnungslos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wiederholt was er aus der Klotze oder der Zeitung erfährt...der sich mit der Manipul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er verfallen ist noch wichtig vor kommt und noch nie objektiv recherchiert hat ,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gang ist jeden möglich, trotz permanenter Löschung der Wahrheit, es ist aber natür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eine Frage der Intelligenz danach zu suchen ... ich hoffe aber für sie das sie einer de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 die Placebos gespritzt bekommen haben, wenn nicht werden sie die Warheit noch 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genen Leib spüren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nnes Stu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in St. Pölten ist die Intensiv leer und gibt es Null Coronafälle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sie mittlerweile nachgelesen und verstanden, was die vom RKI veröffentlicht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"Impfeffektivität" bedeute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macht keinen Sinn, von einem Thema zum nächsten zu wechseln, ohne eines davon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lä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 Klar - ich werde die bittere Wahrheit der großen Corona-Impf-Verschwörung a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genen Leib spüren. So wie die anderen 3,5 Milliarden Menschen die schon geimpft wurd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große Sterben wurde ja bereits für die erste Impfung prophezeit. Als das ausgeblieben is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urde es auf die zweite Impfung verschoben. Jetzt halt auf die dritte. Macht ja nichts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ientology verschiebt den Weltuntergang auch ständig nach hinten und es stört offenbar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8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 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hänger gar nicht, dass sich all die Prophezeiungen als Blödsinn entpupp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au das selbe trifft auf die Corona-Verschwörungsleute zu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die dritte Impfung wird ohne Horror-Szenarien vorbei gehen. Und dann wird halt irgend e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ues Horror-Szenario für die fünfte Impfung auf Facebook verbrei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.... nur abwarten oder fragen sie ihr verlorenes Immunsystem..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 Also noch fühle ich mich sehr gesund. Wann werde ich (sowie die halb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schheit!) die Folgen der großen Impf-Verschwörung bemerk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 ....befassen sie such mit Vaczinen und Spikeproteinen, hören sze Kapazitäten w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kdhi zu die mit Sicherheit wissen was diese Genmanipulation anrichten wird.... sie dür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ürlich glauben was sie wollen, sie können auch unzählige Nebenwirkungen ( bis jetzt sch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 seit Beginn der Impfung als in den letzten 20ig Jahren bei sämtlichen impfstof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sammen) und bereits Verstorbene ignorieren, sie können auch ignorieren das tausende Ärz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Virulogen mittlerweile ihr Schweigen gebrochen haben, sie dürfen sogar darüber lachen w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schreibe, es ist ihre Entscheidung was sie mit ihrem Leben anfangen, es sagt natürlich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beteacht dessen was passiert alles über die aus, ihr nennt es solidarisch, dabei ist es pu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gousmus, ihr schaut weg bein sterben, verleugnet es es zeigt eure morallose Art und eu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hres Gesicht....wobei ich persönlich versuche das Nenschen nucht den wahnwitzigen Schrit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 gehen deren Gefahr bei ca 0,001% liegt an einem Virus zu erkranken und das dann nicht 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deuten würde das es lebensbedrohlich ist.... aber die Zahl der Impftoten und Impfkran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ändig steigt und man die Zahlen der C Patienten von Anfang an erlogen hat, wenn sie n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atzweise wüssten was Sache ist , dann wüssten sie das man rund 30% der KH in der Z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r größten Pandemie geschlossen hat und Patienten auf die noch vorhandenen aufgeteilt 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d so mit einem Vettennotstand euch Schafe zu blenden.... das ist mitunter auch der Gr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shalb KH Personal in der größten Pandemie in Urlaub oder Kurzarbeit geschickt wurde.... ih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id inzwischen so derart gesteuert das ihr freiwillig in ungetestete Badeln läuft ohne sich Zeit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hmen mal nachzulesen was abseits der Werkzeuge der Politik die Realitöt ist, weshalb m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pazitäten die über Jahrzehnte hinweg, Virulogen oder Ärzte ausgebildet haben, heute al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nner und Verschwörungstheoretiker benennt... auf der anderen Seite lässt ihr euch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nanzpolitisch gesteuerten Individuen wie einen Drohsten,Lauterbach oder in Österreich ei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ücke steuern der als Arzt behauptet die Impfung bleibt im Arm.... das alleine zeigt von eu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deren Intelligenz....hoffen sie das sie in diesem großen Menschenversuchen ein Placeb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spritzt bekamen und verschont bleiben... der Rest ist nur eine Frage der Zeit damit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kennen werden was ich ihnen oder eventuell mitlesende sagen wollte.... nochmal, belesen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ch was die Vaczine und Spikeproteine im Körper eines Menschen anrichten....Trumbos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zinfarkte, Gehirnschläge, Nervenleiden ect. ....doch das alles sind noch ni hat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ngzeitfolgen die haben nicht getestet wurden, Tod und Krankheit ohne aussicht auf Heilung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Gene wurden irreparabel verändert und das natürliche Immunsystem gegen ein Künstlich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etzt, deshalb seid ihr voll von Spikeproteine die euren eigenen Körper bedrohen.... glau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e es oder auch nicht, daß war eine Kurzform von dem was sie scheinbar noch nie recherchie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, wer sonst der bei Verstand ist, würde sich sonst freiwillig bei einem derart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nschenversuch melden .... uninformiert, manipulierte Schafe die nicht einmal heute begreif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 Gesunde plötzlich positiv sind und mehr geimpfte in Spitäler liegen als Ungeimpfte(Israel i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 Weltenbeispiel dafür)wo für Geimpfte keinerlei Vorteile gegenüber Ungeimpften ha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wohl man ihnen das seit einem Jahr erzählt, wo der gesunde Mensch plötzlich zum Krank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um gefährlichen gemacht wird..... was ist mit euch los seid ihr wieso gehirngewaschen? .... s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auch anscheinend no h nie etwas vom Great Reset gehört, einer der Punkte ist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völkerungsdezimierung weltweit.... was glauben sie weshalb ein Rothschikd, ein Kla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ab, ein Bill Gates ect davon sprechen.... seit einem Jahr ist Schwabs Buch für je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hältlich und man kann ganz öffentlich darüber lesen... diese Dinge wussten Mensch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herchieren schon lange Zeit vor Corona, da nannte es mal Verschwörungstheorie bis z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rscheinen des Buches das Wirt ist übrigens eure einzige Argumentation und zeigt deutli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9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rscheinen des Buches.... das Wirt ist übrigens eure einzige Argumentation und zeigt deut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ren Wissensstand .... wie auch immer sie sind einer jener dem ich viel Glück wünsche für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s vor euch lieg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ilipp Philip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 Danke für die Glückwünsche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h wünsche Ihnen ganz ehrlich auch alles Gute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stelle mir das Leben nicht einfach vor, mit diesem Welt- und Menschenbild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chub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 Wieso reden Sie mit einem Troll ohne Profil ??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chubert komisch, gestern hatte er noch eins....ich schaue immer zuvor auf Profile um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r ein Bild zu machen .....und ich dachte mir noch, wieder so ein links hergerichteter Stud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m man anerzogen hat nichts zu hinterfragen und die gewollte richtungsführende linke Meinu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ederzugeben 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chube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 na ja da gibt es nur ein passphoto vo ihm ? .......keinerlei Freunde oder bis auf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ie Uni keinerlei infos. Für mich ein Troll, der seine Botschaften hier durchdrücken wil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ruhe stiften und Zweifel streuen, oder vielleicht nur spielen....das Schema ist imm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elbe, ob die nun auch noch bezahlt werden ist mir eigentlich Wurs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mmy Blu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lmut Schubert .... ja verstehe was du meinst, wie gesagt gestern war es noch anders hab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da in seinem Profil gescrollt und eben die Einstellung zu manchen Dingen erken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önnen.... wie auch immer die einen sind bewusste wahrscheinlich sogar bezahlte Trolle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anderen manipulierte Mittäter die nichts hinterfragen.... unterm Strich kein Unterschied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Moess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mpfdurchbrüche, gravierende Nebenwirkungen, neue Milliardäre in der Bigpharma.... Und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fe spritzen sich wei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Rumpel Ra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Moessner natürliche Selektio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Moessner Neuste Zahlen: Auf Wiens Intensivstationen sind 93,1 Prozent der CoronaKranken ungeimpft.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0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ktuelle Zahlen belegen einmal mehr, dass Corona zu einer Pandemie der Nichtgeimpf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tiert ist und die Geimpften aus dem Schneider sind: In Wien ist die erdrückende Mehrheit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fizierten und Hospitalisierten nicht gei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[x] Von Michael Jungwirth | 18.30 Uhr, 24. September 2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Palmetshof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fr.de/ratgeber/gesundheit/corona-impfung-delta-variante-ansteckung-geimpftestudie-impfdurchbruch-infektion-zyx-zr-90912812.htm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Corona-Studie aus USA deckt auf: So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.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Palmetshofer impfen schützt, stay cool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 Pari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 interessiert wieviele menschen MIT coronaimpfung verstorben sind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is Ev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er Herbst und damit die Grippesaison nähern sich... klar dass jetzt langsam die Wahrhei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uskommt. Im Sommer is ja immer ruhig da konnte man leicht sagen die Spritze wirk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örg Ach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ine Frage ist: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Sind es Impfdurchbrüch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er sind es bereits die übeschießenden Immunreaktionen, wie sie ja aus Tierversuchen bekan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 scheinen ja diesmal mehrere unter 70-Jährige unter den geimpften Intensivpatienten zu se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örg Achatz ich denke, es hat damit zu tun, dass über die weltweit fast gleichzeitig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gesetzte impf-bedingte Jagd auf die spikes der Viren ein enormer Selektionsdru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i den Viren aufgetreten ist, der zu Mutationen an ebendiesen spikes geführt hat. U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n sind die Geimpften mit ihrer auf Antikörper gegen die pre-alpha Spikes getrimm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mmunität nahezu ungeschützt gegen die veränderten Vire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1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teffi Rumpel Rai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u haben zudem ein nachweislich geschwächtes Immunsystem durch di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tz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er nachdem sich 85% wegen Urlaub, Party, Konzerten u nicht aus Angst einer Infek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ritzen hat lassen, is es halt so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rdenimmunität werden wir ohne sterile Immunität so u so nicht erreich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sAnne Schropp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handlungsprotokolle mit verschiedenen Mitteln!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ttps://covid19criticalcare.com/covid-19-protocols/translation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CCC Alliance - Prevention &amp; Treatment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id19criticalcar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 Grafik mit Balken der absoluten Zahl sagt doch bei völlig unterschiedlichen Zeiträumen un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zidenzen absolut null aus, ode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 ich würde mal sagen, sie weist auf eine recht dramatische Entwicklung hin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s musst du doch in Relation setzen, damit du eine Aussage machen kannst - und dabei is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 mir erstmal egal ,was du damit untermauern willst. So ist völlig das x-beliebig. Genausog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nnst du die absolute Zahl der Imfdurchbrüche eines Tages bei Inzidenz 10, mit jener von 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aten mit Inzidenz 200 vergleichen. Na logisch wird da ein Unterschied sein. Nur sagt 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s über den Schutz a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bin ja an einem sinnvollen Vergleich interessie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00% Schutz wurde auch zu keinem Zeitpunkt behaupte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nd noch was: Du zitierst einen FPÖ-Abgeordneten mit Corona-Zahlen. Das macht mi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stmals skeptisch, ist aber nat. noch kein Beweis, dass er falsch liegt. Wo ist die Quell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in Tirol 34% der Menschen auf Intensivstationen doppelt geimpt sind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d das ev. alle Menschen auf Intensivstationen - egal warum die dort lieg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 wenn es im letzten Monat deutlich mehr Impfdurchbrüche gab, als in den 6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aten davor, dann ist das zunächst mal interessan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u eine Zahlenreihe willst, so musst du den verlinkten Bericht ansehen. Oder du schau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f meinem Blog da hab ich dieselbe Tendenz für D dargestell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2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uf meinem Blog, da hab ich dieselbe Tendenz für D dargestell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 diese Skepsis würde ich mir auch mal wünschen, wenn von unseren „Experten“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tlose Impfpropaganda, etc. verbreitet wir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kepsis ja bitte, immer überall. Aber auch Einsicht.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 verlinkst einen Bericht der festhält: "Zusammenfassend zeigen die Zahlen eindeutig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he Wirksamkeit der Impfung auch gegen die Delta-Variante: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nn das für dich eine gute und glaubwürdige Quelle ist, warum schreibst du das nicht ob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n? Warum holst draus ein Bild raus, das statistisch nichts aussagt und (250xgeteilt) 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indruck erweckt, das Gegenteil sei richtig. Das kann ich durchaus kritisieren ohne dass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halb unkritisch gegenüber anderen Quellen bi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 Du hast leider nichts begriffen. Es soll nur einen gewissen Trend veranschaulic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. Was du da alles hineininterpretierst spricht für deine ausgeprägte Fantasi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 Tukov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 Glaubst du im Ernst, dass es sich wirklich um Impfdurchbrüche handelt ?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, ich hatte mehrfach Kontakt mit Franz Allerberger, einem der ehemaligen SpitzenBeamten der AGES. Nachdem er in einem Interivew sagte, dass "man die Pandemie ohn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R-Tests wahrscheinlich gar nicht bemerkt hätte", wurde er von Minister Mückstein vorzeiti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Pension geschickt. - Wunderst Du Dich wirklich, dass der AGES-Bericht im Textteil v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aubensbekenntnissen strotzt, die das Regierungs-Narrativ wiederhol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tatt diese nebulosen Aussagen ebenfalls hier zu wiederholen, habe ich Fakten aus d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richt wiedergegeben. Und die weisen tendenziell in die Richtung eines massiv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ksamkeits-Einbruchs. Wenn Du meinst, dass das statistisch nichts aussagt, dan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gleiche die Trendkurve doch mal mit den frühen Inzidenzkurven. Die Panik-Exper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ben das damals als "exponentiell" bezeichnet. Jetzt schweigen sie, sonst gehts ihn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lleicht wie Allerberg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laubst du die Aussage von Allersberger auch?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 fäl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3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vid Walch trotz 6-monatiger Vorbereitungszeit ist es uns nicht gelungen, die sensibl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eiche des Gesundheiswesens zu schützen. Im November fuhr die Pandemie voll i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täler und Pflegeheim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uld waren die vollkommen unzureichenden PCR Tests als Eingangskontrolle mit ihr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itivität von bestenfalls 80%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ch statt diese Systemfehler zu beheben (zb mit einem parallelen IgM Test, wie in China)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zten Kurz &amp; Anschober auf message control und Symbolpolitik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ckdown und Schulschließungen waren purer sinnbefreiter Aktionismu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bylle Ha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ast du den ages-bericht gelesen, den du verlinkst? da steht: anteil der impfdurchbrüche: 0,22%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bylle Hamann das ist insofern irreführend, als es sich auf die Gesamtzahl aller Impfung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zieh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ch bezog mich auf die von der AGES genannten Impfdurchbrüche im letzten Mona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bylle Haman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und eine glaubwürdigere quelle als den fpö-abgeordneten Wurm hast du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ch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bylle Hamann ich habe AGES Zahlen zitiert in der von Dir angesprochenen Sache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bylle Hamann https://www.unsertirol24.com/2021/09/24/cov-update-nord-ost-tirol-pati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nten-impfstatus-unbekannt/?fbclid=IwAR3CbuwPARgAKGKY0XQ84pVKDsOW5voAslq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n2FDxWaEV3GIrLyVqFDV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-Update Nord-/Ost-Tirol: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sertirol24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4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zi Krautwasch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bylle Hamann wenn ich schon Quelle Quelle die ganze Zeit lese wird mir schlecht ...abe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her der kurz seine Maskenpflichten usw hernimmt da will keiner a Quelle sehen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grid Fuch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zi Krautwaschl frau hamann muss sich ja für die linie der grünen rechtfertigen. am best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ht das mit der parole 'nazi nazi rechts rechts'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tzi Krautwaschl Quellen, Fakten, Wissenschaft zählen, alles andere ist schlecht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eologie. Neuste Zahlen: Auf Wiens Intensivstationen sind 93,1 Prozent der CoronaKranken ungei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ktuelle Zahlen belegen einmal mehr, dass Corona zu einer Pandemie der Nichtgeimpft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tiert ist und die Geimpften aus dem Schneider sind: In Wien ist die erdrückend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hrheit der Infizierten und Hospitalisierten nicht geimpf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 [x] Von Michael Jungwirth | 18.30 Uhr, 24. September 2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bylle Hamann gelesen hat er den artikel vielleicht. das heißt aber nicht, daß er ihn verstand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h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sehr schlauer commen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ombre Xel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rald Dober wien ist and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hr werdet alle noch aufwachen.... Warten wir die Grippe Welle ab..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 Kur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 heiß hier "Wunsdchdenken" doch eher glatte Lüge wie alles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OhneNa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lksbegehren „FÜR IMPF-FREIHEIT“ kann noch bis inkl. Montag unterschrieben werden: https://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www.bmi.gv.at/411/Volksbegehren_der_XX_Gesetzgebungsperiode/FUER_IMPF_FREI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/start.aspx Mit Handysignatur (auch am Wochenende) oder im Rathaus vor Or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ür Impf-Freihei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mi gv a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5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mi.gv.a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hilde Kirisit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Kola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ichaela Kola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thilde Kirisits schon gemacht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etmar Hol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ch würde dieses Unwort gerne nicht lesen müssen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abi Lah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nke fürs schreib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nteressant sind nur die, die trotz vollimmunisierun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 krankenhaus mußt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 sind die ausgewiesen in deinen balken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 erwartet, daß sich niemand infiziert hat bis jetzt nicht verstanden was die impfung bewirkt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auch auf den Bettenstationen steigt der Anteil massiv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zahlen bitte! am besten nach geimpft und ungeimpft aufgeteil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wende Dich an die Gesundheitspolitik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ch teile Deine Forderung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aja, deine behauptung ist also nicht belegba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das, was ich geschrieben habe, ist belegbar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6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,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was aber keine aussage hat! interessant ist nur wieviele impfdurchbrüche i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nkenhaus bzw auf der intensivstation gelandet sind, denn die impfung schützt v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werem verlauf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ja, das ist der aktuelle Slogan. Der altert aber rasch. Ursprünglich war der Slogan: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95% Schutz gegen Corona Infektion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kein slogan, sondern wissenschaftlich belegt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und Wissenschaft unterliegt saisonalen Moden.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ert Ehgartner mode ist was anderes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ode - Wortbedeutung.inf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tbedeutung.inf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Vizva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Wer sich mit einer Impfung impfen lässt, die NICHT schützt, hat auch was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erstanden - eine Impfung die nicht schützt, und mehr Nebenwirkungen verursacht als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rankheit selbst ist NONSENS 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Vizvary sie haben nicht verstanden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e impfung schützt vor schweren verläufen!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Vizva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Das sagen die Medien, ist aber nicht wissenschaftlich bewiesen - wenn du mi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nen solchen Beweis vorlegen kannst, tu das bitte gerne - und ICH HABE VERSTANDEN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il ich mich seit vielen Jahren mit der Impfthematik beschäftige - wenn du magst, kann 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r gerne einen Stapel Bücher und Fachberichte empfehlen, ja ja Verschwörungstheoreti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bt es schon seit Jahrzehnten und die meisten Impfungen nutzen ausschliesslich denen d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ran verdienen 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Vizva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impfung schützt vor schweren verläufen! nichts anderes wurde kommuniziert! auch wen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e es sich wünschen würd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 bilanzbuchalte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7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s bilanzbuchalte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Vizvary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NEIN - tut sie nicht !! Danke für deine Aufmerksamkeit. Das hat nichts damit zu tu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s ich mir wünsch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mlauf In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eder Mensch ist einzigartig.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mand weiß, ob er überhaupt erkrank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 sind die Beweise, dass die Injektion vor einem schweren Verlauf schützt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ein Har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Das ist medialer Quatsch, dass die Impfung vor schweren Verläufen schützt. Wen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s Virus in die Schleimhäute oder das Lungengewebe eintritt, müsste es vom Immunsyste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ort eliminiert werden, und es dürfte nur zu einem Verlauf kommen, der kaum wahrnehm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t. Leichte und schwere Verläufe gibt es sowohl bei Geimpften und Ungeimpften. 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ssenschaftliche Beweis, dass die Impfung schützt, ist bis heute nicht erbracht. Wie auch, 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ser erst kurzen Erprobungszeit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andra Sandr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kus OhneNam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is Ertl Schützt vielleicht (einige wenige) vor schweren Coronaverläufen, aber dafür nicht vor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eren schweren Impffolgen. Die Zusammenhänge werden schon noch ans Licht kommen. B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hin können Sie ja das lesen: „Ralph Lorigo ist der Anwalt, der jetzt drei Gerichtsbeschlüs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wonnen hat, die New Yorker Krankenhäuser zwingen, sterbenden Patienten Ivermectin z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rabreichen. Unglaublicherweise kämpften diese drei Krankenhäuser und ihre Anwälte ge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Patienten und argumentierten, dass sie trotz eines von ihren Ärzten ausgestellten gültig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zepts keinen Anspruch auf das Medikament hätten. Im Wesentlichen wurde argumentiert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ss sie nicht das Recht hätten, ein potenziell lebensrettendes Medikament auszuprobieren.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thedesertreview.com/opinion/letters_to_editor/ivermectin-wins-in-courtagain-for-human-rights/article_98d26958-a13a-11eb-a698-37c06f632875.html?fbclid=Iw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epEOqz7s-SpSy-XCVdN4ll4DVP6pfpHStIiAWJRMTb4aTW4GKCnFRF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ermectin Wins in Court Again: For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edesertreview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8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asti Drachsl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oswitha Drachsl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io Grat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rcel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ja Sintelo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st ja logisch, mehr Geimpfte, mehr Durchbrüche in absoluten Zahlen, die Quote bleibt konstant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sef Voglsam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tja Sintelo also sind jetzt innerhalb von 4 Wochen nochmal fast so viele geimpft worden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 bisher insgesamt? In Math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icht ganz aufgepasst in der Schul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dreas Tatarski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AKE!!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Lo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s hilft etwas zu lesen von Jemandem, der davon wirklich Ahnung hat: https://www.covid-datasc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ience.com/post/israeli-data-how-can-efficacy-vs-severe-disease-be-strong-when-60-of-hospi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zed-are-vaccinat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raeli data: How can efficacy vs.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vid-datascience.c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inz-Peter Bade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homas Loos Ich kenne inzwischen jede Menge Leute, die auf natürliche Weise immunisiert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urden und ahnungslos sind, woher und seit wann sie Antikörper haben. Und das sind nur jene,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e sich aus purem Interesse einmal den Titertest geleistet haben. Ich gehe davon aus, d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ch unter den Geimpften entsprechend mehr sind, die soundso schon immun waren, jetzt ab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t als Zeugen für die Wirksamkeit der Impfung herhalten dürfen. Und wenn irgendwann einm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 ein paar Jahren, nach der 10. oder 20. Boosterimpfung, die Pamdemie für besiegt erklä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rden sollte, wird niemand von natürlich erworbener Immunität reden, es wir selbstverständli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ißen „Seht her, das ist der Beweis: Die Impfung hat gewirkt!“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ir werden sei Anbeginn nachweislich belogen und betrogen. Der hier z. B. ist auch nur ein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ter vielen mit „wirklicher Ahnung“ ..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39/4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3.11.21, 01:0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hronik-Fot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 Mon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m.facebook.com/photo.php?fbid=10221351729810892&amp;set=a.1478051239421&amp;type=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40/40</text:p>
          </table:table-cell>
          <table:table-cell/>
          <table:table-cell table:style-name="ce39" table:formula="of:=COUNTIF([.C$1:.C$1048576];&quot;X&quot;)" office:value-type="float" office:value="104" calcext:value-type="float">
            <text:p>104</text:p>
          </table:table-cell>
          <table:table-cell table:style-name="ce39" table:formula="of:=COUNTIF([.D$1:.D$1048576];&quot;X&quot;)" office:value-type="float" office:value="70" calcext:value-type="float">
            <text:p>70</text:p>
          </table:table-cell>
          <table:table-cell table:formula="of:=COUNTIF([.E$1:.E$1048576];&quot;X&quot;)" office:value-type="float" office:value="13" calcext:value-type="float">
            <text:p>13</text:p>
          </table:table-cell>
          <table:table-cell table:style-name="ce39" table:formula="of:=COUNTIF([.F$1:.F$1048576];&quot;X&quot;)" office:value-type="float" office:value="96" calcext:value-type="float">
            <text:p>96</text:p>
          </table:table-cell>
          <table:table-cell table:formula="of:=COUNTIF([.G$1:.G$1048576];&quot;X&quot;)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number-columns-repeated="5" table:style-name="ce38" office:value-type="string" calcext:value-type="string">
            <text:p>Summe</text:p>
          </table:table-cell>
        </table:table-row>
        <table:table-row table:style-name="ro1">
          <table:table-cell table:number-columns-repeated="2"/>
          <table:table-cell table:style-name="ce39" table:number-columns-repeated="2"/>
          <table:table-cell/>
          <table:table-cell table:style-name="ce39"/>
          <table:table-cell table:formula="of:=SUM(;[.C4484];[.D4484];[.F4484])" office:value-type="float" office:value="270" calcext:value-type="float">
            <text:p>270</text:p>
          </table:table-cell>
        </table:table-row>
        <table:table-row table:style-name="ro1">
          <table:table-cell table:number-columns-repeated="2"/>
          <table:table-cell table:style-name="ce39" table:number-columns-repeated="2"/>
          <table:table-cell/>
          <table:table-cell table:style-name="ce39"/>
          <table:table-cell table:style-name="ce38" office:value-type="string" calcext:value-type="string">
            <text:p>Gesamt</text:p>
          </table:table-cell>
        </table:table-row>
        <table:table-row table:style-name="ro1" table:number-rows-repeated="104408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.00.0000</text:date>, <text:time style:data-style-name="N2" text:time-value="16:00:16.268123253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4T19:20:34.827574782</dc:date>
    <meta:editing-duration>PT2H57M7S</meta:editing-duration>
    <meta:editing-cycles>9</meta:editing-cycles>
    <meta:document-statistic meta:table-count="1" meta:cell-count="2998" meta:object-count="0"/>
  </office:meta>
</office:document-meta>
</file>